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02607142857143cm"/>
    </style:style>
    <style:style style:name="co3" style:family="table-column">
      <style:table-column-properties fo:break-before="auto" style:column-width="5.32190476190476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default-cell-style-name="ce2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ix, seven, ______, nine, ten.</text:p>
          </table:table-cell>
          <table:table-cell office:value-type="string" table:style-name="ce1">
            <text:p>twelve|three|eight|fiv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“What ______ is it?” – “It's half past two.”</text:p>
          </table:table-cell>
          <table:table-cell office:value-type="string" table:style-name="ce1">
            <text:p>hour|day|old|ti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ho is that woman?</text:p>
          </table:table-cell>
          <table:table-cell office:value-type="string" table:style-name="ce1">
            <text:p>She’s teacher|Is Summer|It’s Anna|That’s a wom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27" table:style-name="ro1">
          <table:table-cell table:number-columns-repeated="4" table:style-name="ce1"/>
          <table:table-cell table:number-columns-repeated="16380"/>
        </table:table-row>
        <table:table-row table:number-rows-repeated="2" table:style-name="ro1">
          <table:table-cell table:number-columns-repeated="255" table:style-name="ce2"/>
          <table:table-cell table:number-columns-repeated="16129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phpMyAdmin 4.9.5</meta:initial-creator>
    <dc:creator>Viacheslav Bylo</dc:creator>
    <meta:creation-date>2021-04-22T19:55:02Z</meta:creation-date>
    <dc:date>2023-04-21T16:00:40Z</dc:date>
  </office:meta>
</office:document-meta>
</file>